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h Expression</text:p>
      <text:p text:style-name="Standard"/>
      <text:p text:style-name="Standard">Given up to 20 possible integer values for each of the variables S,O,M,E,B,I,G, determine how many ways values can be assigned to the variables so the expression (O+M+O)(S+I+S+B+E+E)(E+G+O+S) evaluates to an even number.</text:p>
      <text:p text:style-name="Standard"/>
      <text:p text:style-name="Standard">INPUT FORMAT</text:p>
      <text:p text:style-name="Standard"/>
      <text:p text:style-name="Standard">* Line 1: A single integer N</text:p>
      <text:p text:style-name="Standard">* Line 2 ... N + 1: A variable and a possible value between -300 and 300 for the variable. Each variable will appear between 1 and 20 times and each possible value is unique.</text:p>
      <text:p text:style-name="Standard"/>
      <text:p text:style-name="Standard">OUTPUT FORMAT</text:p>
      <text:p text:style-name="Standard"/>
      <text:p text:style-name="Standard">A single integer representing the number of ways values can be assigned to the variables so the expression yields an even answer.</text:p>
      <text:p text:style-name="Standard"/>
      <text:p text:style-name="Standard">SAMPLE INPUT</text:p>
      <text:p text:style-name="Standard"/>
      <text:p text:style-name="Standard">12</text:p>
      <text:p text:style-name="Standard">S 5</text:p>
      <text:p text:style-name="Standard">E 3</text:p>
      <text:p text:style-name="Standard">S 7</text:p>
      <text:p text:style-name="Standard">I 8</text:p>
      <text:p text:style-name="Standard">O -4</text:p>
      <text:p text:style-name="Standard">B 12</text:p>
      <text:p text:style-name="Standard">G -10</text:p>
      <text:p text:style-name="Standard">O 9</text:p>
      <text:p text:style-name="Standard">M 1</text:p>
      <text:p text:style-name="Standard">B -11</text:p>
      <text:p text:style-name="Standard">B 17</text:p>
      <text:p text:style-name="Standard">G 6</text:p>
      <text:p text:style-name="Standard">SAMPLE OUTPUT</text:p>
      <text:p text:style-name="Standard"/>
      <text:p text:style-name="Standard">16</text:p>
      <text:p text:style-name="Standard">There are 16 ways we can assign variables to yield an even result:</text:p>
      <text:p text:style-name="Standard"/>
      <text:p text:style-name="Standard">(S,O,M,E,B,I,G) = (5, -4, 1, 3, 12, 8, -10) -&gt; 1,512</text:p>
      <text:p text:style-name="Standard"><text:s text:c="16"/>= (5, 9, 1, 3, 12, 8, -10) -&gt; 4,788</text:p>
      <text:p text:style-name="Standard"><text:s text:c="16"/>= (5, -4, 1, 3, 12, 8, 6) -&gt; -2,520</text:p>
      <text:p text:style-name="Standard"><text:s text:c="16"/>= (5, 9, 1, 3, 12, 8, 6) -&gt; 15,732</text:p>
      <text:p text:style-name="Standard"><text:s text:c="16"/>= (7, -4, 1, 3, 12, 8, -10) -&gt; 1,120</text:p>
      <text:p text:style-name="Standard"><text:s text:c="16"/>= (7, 9, 1, 3, 12, 8, -10) -&gt; 6,840</text:p>
      <text:p text:style-name="Standard"><text:s text:c="16"/>= (7, -4, 1, 3, 12, 8, 6) -&gt; -3,360</text:p>
      <text:p text:style-name="Standard"><text:s text:c="16"/>= (7, 9, 1, 3, 12, 8, 6) -&gt; 19,000</text:p>
      <text:p text:style-name="Standard"><text:s text:c="16"/>= (5, -4, 1, 3, -11, 8, -10) -&gt; 546</text:p>
      <text:p text:style-name="Standard"><text:s text:c="16"/>= (5, -4, 1, 3, -11, 8, 6) -&gt; -910</text:p>
      <text:p text:style-name="Standard"><text:s text:c="16"/>= (7, -4, 1, 3, -11, 8, -10) -&gt; 476</text:p>
      <text:p text:style-name="Standard"><text:s text:c="16"/>= (7, -4, 1, 3, -11, 8, 6) -&gt; -1,428</text:p>
      <text:p text:style-name="Standard"><text:soft-page-break/><text:s text:c="16"/>= (5, -4, 1, 3, 17, 8, -10) -&gt; 1,722</text:p>
      <text:p text:style-name="Standard"><text:s text:c="16"/>= (5, -4, 1, 3, 17, 8, 6) -&gt; -2,870</text:p>
      <text:p text:style-name="Standard"><text:s text:c="16"/>= (7, -4, 1, 3, 17, 8, -10) -&gt; 1,260</text:p>
      <text:p text:style-name="Standard"><text:s text:c="16"/>= (7, -4, 1, 3, 17, 8, 6) -&gt; -3,78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3:42:21.771000000</meta:creation-date>
    <meta:print-date>2022-05-29T13:42:33.424000000</meta:print-date>
    <dc:date>2022-05-29T13:43:11.184000000</dc:date>
    <meta:editing-duration>PT49S</meta:editing-duration>
    <meta:editing-cycles>1</meta:editing-cycles>
    <meta:document-statistic meta:table-count="0" meta:image-count="0" meta:object-count="0" meta:page-count="2" meta:paragraph-count="40" meta:word-count="307" meta:character-count="1547" meta:non-whitespace-character-count="1040"/>
    <meta:generator>LibreOffice/5.4.6.2$Windows_X86_64 LibreOffice_project/4014ce260a04f1026ba855d3b8d91541c224eab8</meta:generator>
  </office:meta>
</office:document-meta>
</file>